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c4f4ba">1. Supported FEM file formats</text:a></text:p>
          <text:p text:style-name="Contents_20_2"><text:a xlink:type="simple" xlink:href="#org45c6ed1">1.1. NASTRAN Bulk Data Format (BDF)</text:a></text:p>
          <text:p text:style-name="Contents_20_3"><text:a xlink:type="simple" xlink:href="#orgf8c1719">1.1.1. BDF Cards supported</text:a></text:p>
          <text:p text:style-name="Contents_20_4"><text:a xlink:type="simple" xlink:href="#org1bec079">1.1.1.1. Bulk Data</text:a></text:p>
          <text:p text:style-name="Contents_20_4"><text:a xlink:type="simple" xlink:href="#org6c68c95">1.1.1.2. Header Data</text:a></text:p>
          <text:p text:style-name="Contents_20_2"><text:a xlink:type="simple" xlink:href="#org9324a9e">1.2. DNV GL Seasam Input Interface File (FEM)</text:a></text:p>
          <text:p text:style-name="Contents_20_3"><text:a xlink:type="simple" xlink:href="#org48a9b78">1.2.1. FEM Cards supported</text:a></text:p>
          <text:p text:style-name="Contents_20_3"><text:a xlink:type="simple" xlink:href="#orgaab25e9">1.2.2. Element Types in SESAM</text:a></text:p>
        </text:index-body>
      </text:table-of-content>
      <text:h text:style-name="Heading_20_1" text:outline-level="1" text:is-list-header="false">
<text:bookmark-start text:name="OrgXref.org7c4f4ba"/>
<text:bookmark text:name="org7c4f4ba"/>Supported FEM file formats
<text:bookmark-end text:name="OrgXref.org7c4f4ba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45c6ed1"/>
<text:bookmark text:name="org45c6ed1"/>NASTRAN Bulk Data Format (BDF)
<text:bookmark-end text:name="OrgXref.org45c6ed1"/></text:h>
      <text:h text:style-name="Heading_20_3" text:outline-level="3" text:is-list-header="false">
<text:bookmark-start text:name="OrgXref.orgf8c1719"/>
<text:bookmark text:name="orgf8c1719"/>BDF Cards supported
<text:bookmark-end text:name="OrgXref.orgf8c1719"/></text:h>
      <text:h text:style-name="Heading_20_4" text:outline-level="4" text:is-list-header="false">
<text:bookmark-start text:name="OrgXref.org1bec079"/>
<text:bookmark text:name="org1bec079"/>Bulk Data
<text:bookmark-end text:name="OrgXref.org1bec079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6c68c95"/>
<text:bookmark text:name="org6c68c95"/>Header Data
<text:bookmark-end text:name="OrgXref.org6c68c95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9324a9e"/>
<text:bookmark text:name="org9324a9e"/>DNV GL Seasam Input Interface File (FEM)
<text:bookmark-end text:name="OrgXref.org9324a9e"/></text:h>
      <text:h text:style-name="Heading_20_3" text:outline-level="3" text:is-list-header="false">
<text:bookmark-start text:name="OrgXref.org48a9b78"/>
<text:bookmark text:name="org48a9b78"/>FEM Cards supported
<text:bookmark-end text:name="OrgXref.org48a9b78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aab25e9"/>
<text:bookmark text:name="orgaab25e9"/>Element Types in SESAM
<text:bookmark-end text:name="OrgXref.orgaab25e9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e37b383"/>Table <text:sequence text:ref-name="orge37b383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1T10:54:01</dc:date>
    <meta:creation-date>2017-04-21T10:54:01</meta:creation-date>
    <meta:generator>Emacs 25.1.2 (Org mode 9.0.5)</meta:generator>
    <meta:keyword/>
    <dc:subject/>
    <dc:title>C++ IO support for various FEM exchange file formats</dc:title>
  </office:meta>
</office:document-meta>
</file>